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என் பெயர் ராமசேஷன் – ஆத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ல்புறா - சாண்டில்யன் (பொன்னியின் செல்வன் போன்றாது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ம்பாநதி – வண்ணநில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ாடு – ஜெயமோ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ொரில்லா – ஷோபா சக்தி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ங்கதி - பா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ப்தங்கள் - வைக்கம் முகம்மது பஷீர்</text:p>
          </table:table-cell>
          <table:table-cell office:value-type="string" calcext:value-type="string">
            <text:p>ஓரினச்சேர்க்கையாளர் (ஆண்) பற்றினது, 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ொண்டாட்டி - அராத்த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மண்ணில் தெரியுது வானம் - ந. சிதம்பர சுப்பிரமணியன்</text:p>
          </table:table-cell>
          <table:table-cell office:value-type="string" calcext:value-type="string">
            <text:p>சிறு பிள்ளைகளுக்கு படித்து காட்ட வேண்டிய புத்தகம் - சாரு நிவேதித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ாபெரும் தமிழ்க் கனவ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நிவேதிதா பரிந்துரை, 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3" table:number-rows-repeated="104842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1:44:22.141173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18T08:28:18.347764535</dc:date>
    <meta:editing-duration>PT17H24M11S</meta:editing-duration>
    <meta:editing-cycles>119</meta:editing-cycles>
    <meta:document-statistic meta:table-count="1" meta:cell-count="226" meta:object-count="0"/>
  </office:meta>
</office:document-meta>
</file>